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fo:font-size="12pt" style:font-size-asian="12pt" style:font-size-complex="12pt"/>
    </style:style>
    <style:style style:name="P2" style:family="paragraph" style:parent-style-name="Standard">
      <style:paragraph-properties fo:line-height="100%" fo:text-align="start" style:justify-single-word="false"/>
      <style:text-properties style:font-name="Times New Roman" fo:font-size="12pt" fo:language="en" fo:country="CA"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line-height="100%"/>
      <style:text-properties style:font-name="Times New Roman" fo:font-size="12pt" fo:font-weight="bold" style:font-size-asian="12pt" style:font-weight-asian="bold" style:font-size-complex="12pt" style:font-weight-complex="bold"/>
    </style:style>
    <style:style style:name="P4" style:family="paragraph" style:parent-style-name="Standard">
      <style:paragraph-properties fo:line-height="100%"/>
      <style:text-properties style:font-name="Times New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5" style:family="paragraph" style:parent-style-name="Standard">
      <style:paragraph-properties fo:line-height="100%" fo:text-align="start" style:justify-single-word="fals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line-height="100%"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line-height="100%"/>
      <style:text-properties style:font-name="Times New Roman" fo:font-size="4pt" fo:font-weight="bold" style:font-size-asian="3.5pt" style:font-weight-asian="bold" style:font-size-complex="4pt" style:font-weight-complex="bold"/>
    </style:style>
    <style:style style:name="P8" style:family="paragraph" style:parent-style-name="Standard">
      <style:paragraph-properties fo:line-height="100%" fo:text-align="start" style:justify-single-word="false"/>
      <style:text-properties fo:color="#000000" style:font-name="Times New Roman" fo:font-size="12pt" fo:language="en" fo:country="CA" fo:font-weight="normal" style:font-size-asian="12pt" style:font-weight-asian="normal" style:font-size-complex="12pt" style:font-weight-complex="normal"/>
    </style:style>
    <style:style style:name="P9" style:family="paragraph" style:parent-style-name="Standard">
      <style:paragraph-properties fo:line-height="100%"/>
      <style:text-properties fo:color="#000000" style:font-name="Times New Roman" fo:font-size="12pt" fo:language="en" fo:country="CA" fo:font-style="italic" fo:font-weight="bold" style:font-size-asian="12pt" style:font-style-asian="italic" style:font-weight-asian="bold" style:font-size-complex="12pt" style:font-style-complex="italic" style:font-weight-complex="bold"/>
    </style:style>
    <style:style style:name="P10" style:family="paragraph" style:parent-style-name="Standard">
      <style:paragraph-properties fo:line-height="100%"/>
      <style:text-properties fo:color="#000000" style:font-name="Times New Roman" fo:font-size="12pt" fo:language="en" fo:country="CA"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line-height="100%" fo:text-align="start" style:justify-single-word="false"/>
      <style:text-properties fo:color="#000000" style:font-name="Times New Roman" fo:font-size="12pt" fo:language="en" fo:country="CA"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00%"/>
      <style:text-properties fo:color="#000000" style:font-name="Times New Roman" fo:font-size="12pt" fo:language="en" fo:country="CA" fo:font-weight="bold" style:font-size-asian="12pt" style:font-weight-asian="bold" style:font-size-complex="12pt" style:font-weight-complex="bold"/>
    </style:style>
    <style:style style:name="P13" style:family="paragraph" style:parent-style-name="Standard">
      <style:paragraph-properties fo:line-height="100%" fo:text-align="start" style:justify-single-word="false"/>
      <style:text-properties fo:color="#000000" style:font-name="Times New Roman" fo:font-size="12pt" fo:language="en" fo:country="CA" fo:font-weight="bold" style:font-size-asian="12pt" style:font-weight-asian="bold" style:font-size-complex="12pt" style:font-weight-complex="bold"/>
    </style:style>
    <style:style style:name="P14" style:family="paragraph" style:parent-style-name="Standard">
      <style:paragraph-properties fo:line-height="100%"/>
      <style:text-properties fo:color="#000000" style:font-name="Times New Roman" fo:font-size="4pt" fo:language="en" fo:country="CA" fo:font-weight="bold" style:font-size-asian="3.5pt" style:font-weight-asian="bold" style:font-size-complex="4pt" style:font-weight-complex="bold"/>
    </style:style>
    <style:style style:name="P15" style:family="paragraph" style:parent-style-name="Standard">
      <style:paragraph-properties fo:line-height="100%" fo:text-align="start" style:justify-single-word="false"/>
      <style:text-properties fo:color="#000000" style:font-name="Times New Roman" fo:font-size="4pt" fo:language="en" fo:country="CA" fo:font-weight="bold" style:font-size-asian="3.5pt" style:font-weight-asian="bold" style:font-size-complex="4pt" style:font-weight-complex="bold"/>
    </style:style>
    <style:style style:name="P16" style:family="paragraph" style:parent-style-name="Standard">
      <style:paragraph-properties fo:line-height="100%" fo:text-align="start" style:justify-single-word="false"/>
      <style:text-properties fo:color="#000000" style:font-name="Times New Roman" fo:font-size="4pt" fo:language="en" fo:country="CA" fo:font-weight="normal" style:font-size-asian="3.5pt" style:font-weight-asian="normal" style:font-size-complex="4pt" style:font-weight-complex="normal"/>
    </style:style>
    <style:style style:name="P17" style:family="paragraph" style:parent-style-name="Standard">
      <style:paragraph-properties fo:line-height="100%"/>
    </style:style>
    <style:style style:name="P18" style:family="paragraph" style:parent-style-name="Standard" style:master-page-name="">
      <style:paragraph-properties fo:margin-left="0in" fo:margin-right="0in" fo:line-height="100%" fo:text-align="start" style:justify-single-word="false" fo:text-indent="0.5in" style:auto-text-indent="false" style:page-number="auto"/>
      <style:text-properties fo:color="#000000" style:font-name="Times New Roman" fo:font-size="12pt" fo:language="en" fo:country="CA" fo:font-weight="normal" style:font-size-asian="12pt" style:font-weight-asian="normal" style:font-size-complex="12pt" style:font-weight-complex="normal"/>
    </style:style>
    <style:style style:name="P19" style:family="paragraph" style:parent-style-name="Standard" style:master-page-name="">
      <style:paragraph-properties fo:margin-left="0in" fo:margin-right="0in" fo:line-height="100%" fo:text-align="start" style:justify-single-word="false" fo:text-indent="0.5118in" style:auto-text-indent="false" style:page-number="auto"/>
      <style:text-properties fo:color="#000000" style:font-name="Times New Roman" fo:font-size="12pt" fo:language="en" fo:country="CA" fo:font-weight="normal" style:font-size-asian="12pt" style:font-weight-asian="normal" style:font-size-complex="12pt" style:font-weight-complex="normal"/>
    </style:style>
    <style:style style:name="P20" style:family="paragraph" style:parent-style-name="Standard" style:master-page-name="">
      <style:paragraph-properties fo:margin-left="0in" fo:margin-right="0in" fo:line-height="100%" fo:text-align="start" style:justify-single-word="false" fo:text-indent="0.5118in" style:auto-text-indent="false" style:page-number="auto"/>
      <style:text-properties fo:color="#000000" style:font-name="Times New Roman" fo:font-size="12pt" fo:language="en" fo:country="CA" fo:font-weight="normal" style:font-size-asian="12pt" style:font-weight-asian="normal" style:font-size-complex="12pt" style:font-weight-complex="normal"/>
    </style:style>
    <style:style style:name="P21" style:family="paragraph" style:parent-style-name="Standard" style:master-page-name="">
      <style:paragraph-properties fo:margin-left="0in" fo:margin-right="0in" fo:line-height="100%" fo:text-align="start" style:justify-single-word="false" fo:text-indent="0.5902in" style:auto-text-indent="false" style:page-number="auto"/>
      <style:text-properties fo:color="#000000" style:font-name="Times New Roman" fo:font-size="12pt" fo:language="en" fo:country="CA" fo:font-weight="normal" officeooo:paragraph-rsid="0008c833" style:font-size-asian="12pt" style:font-weight-asian="normal" style:font-size-complex="12pt" style:font-weight-complex="normal"/>
    </style:style>
    <style:style style:name="P22" style:family="paragraph" style:parent-style-name="Standard">
      <style:paragraph-properties fo:margin-left="0in" fo:margin-right="0in" fo:line-height="100%" fo:text-align="start" style:justify-single-word="false" fo:text-indent="0.5807in" style:auto-text-indent="false"/>
      <style:text-properties fo:color="#000000" style:font-name="Times New Roman" fo:font-size="12pt" fo:language="en" fo:country="CA" fo:font-weight="normal" style:font-size-asian="12pt" style:font-weight-asian="normal" style:font-size-complex="12pt" style:font-weight-complex="normal"/>
    </style:style>
    <style:style style:name="P23" style:family="paragraph" style:parent-style-name="Standard" style:master-page-name="">
      <style:paragraph-properties fo:margin-left="0in" fo:margin-right="0in" fo:line-height="100%" fo:text-align="start" style:justify-single-word="false" fo:text-indent="0.5618in" style:auto-text-indent="false" style:page-number="auto"/>
      <style:text-properties fo:color="#000000" style:font-name="Times New Roman" fo:font-size="12pt" fo:language="en" fo:country="CA" style:text-underline-style="none" fo:font-weight="normal" style:font-size-asian="12pt" style:font-weight-asian="normal" style:font-size-complex="12pt" style:font-weight-complex="normal"/>
    </style:style>
    <style:style style:name="P24" style:family="paragraph" style:parent-style-name="Standard">
      <style:paragraph-properties fo:margin-left="0in" fo:margin-right="0in" fo:line-height="100%" fo:text-align="start" style:justify-single-word="false" fo:text-indent="0.5618in" style:auto-text-indent="false"/>
      <style:text-properties fo:color="#000000" style:font-name="Times New Roman" fo:font-size="12pt" fo:language="en" fo:country="CA" style:text-underline-style="none" fo:font-weight="normal" style:font-size-asian="12pt" style:font-weight-asian="normal" style:font-size-complex="12pt" style:font-weight-complex="normal"/>
    </style:style>
    <style:style style:name="T1" style:family="text">
      <style:text-properties style:text-position="super 58%" fo:font-style="italic" style:font-style-asian="italic" style:font-style-complex="italic"/>
    </style:style>
    <style:style style:name="T2" style:family="text">
      <style:text-properties style:text-position="super 58%" fo:language="en" fo:country="CA" fo:font-style="italic" style:font-style-asian="italic" style:font-style-complex="italic"/>
    </style:style>
    <style:style style:name="T3" style:family="text">
      <style:text-properties style:text-position="super 58%" style:text-underline-style="none"/>
    </style:style>
    <style:style style:name="T4" style:family="text">
      <style:text-properties style:text-position="super 58%" fo:font-style="normal" style:text-underline-style="none" officeooo:rsid="0008c833" style:font-style-asian="normal" style:font-style-complex="normal"/>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language="en" fo:country="CA"/>
    </style:style>
    <style:style style:name="T10" style:family="text">
      <style:text-properties fo:language="en" fo:country="CA" fo:font-weight="bold" style:font-weight-asian="bold" style:font-weight-complex="bold"/>
    </style:style>
    <style:style style:name="T11" style:family="text">
      <style:text-properties fo:language="en" fo:country="CA" fo:font-style="italic" style:font-style-asian="italic" style:font-style-complex="italic"/>
    </style:style>
    <style:style style:name="T12" style:family="text">
      <style:text-properties fo:language="en" fo:country="CA" fo:font-weight="normal" style:font-weight-asian="normal" style:font-weight-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style:text-underline-style="none" officeooo:rsid="0008c833" style:font-style-asian="normal" style:font-style-complex="normal"/>
    </style:style>
    <style:style style:name="T15" style:family="text">
      <style:text-properties fo:font-style="normal" style:text-underline-style="none" officeooo:rsid="000abc0a" style:font-style-asian="normal" style:font-style-complex="normal"/>
    </style:style>
    <style:style style:name="T16" style:family="text">
      <style:text-properties fo:font-style="normal" style:text-underline-style="none" officeooo:rsid="000befa5" style:font-style-asian="normal" style:font-style-complex="normal"/>
    </style:style>
    <style:style style:name="T17" style:family="text">
      <style:text-properties fo:font-style="normal" officeooo:rsid="0008c833" style:font-style-asian="normal" style:font-style-complex="normal"/>
    </style:style>
    <style:style style:name="T18" style:family="text">
      <style:text-properties style:font-name="Times New Roman" fo:font-size="12pt" fo:language="en" fo:country="CA" fo:font-style="normal" style:text-underline-style="none" fo:font-weight="normal" style:font-size-asian="12pt" style:font-style-asian="normal" style:font-weight-asian="normal" style:font-size-complex="12pt" style:font-style-complex="normal" style:font-weight-complex="normal"/>
    </style:style>
    <style:style style:name="T19" style:family="text">
      <style:text-properties style:font-name="Times New Roman" fo:font-size="12pt" fo:language="en" fo:country="CA" fo:font-style="normal" style:text-underline-style="none" fo:font-weight="bold" style:font-size-asian="12pt" style:font-style-asian="normal" style:font-weight-asian="bold" style:font-size-complex="12pt" style:font-style-complex="normal" style:font-weight-complex="bold"/>
    </style:style>
    <style:style style:name="T20" style:family="text">
      <style:text-properties style:font-name="Times New Roman" fo:font-size="12pt" style:font-size-asian="12pt" style:font-size-complex="12pt"/>
    </style:style>
    <style:style style:name="T21" style:family="text">
      <style:text-properties officeooo:rsid="0007a531"/>
    </style:style>
    <style:style style:name="T22" style:family="text">
      <style:text-properties officeooo:rsid="0008c833"/>
    </style:style>
    <style:style style:name="T23" style:family="text">
      <style:text-properties style:text-underline-style="none"/>
    </style:style>
    <style:style style:name="T24" style:family="text">
      <style:text-properties style:text-underline-style="none" officeooo:rsid="000abc0a"/>
    </style:style>
    <style:style style:name="T25" style:family="text">
      <style:text-properties style:text-underline-style="none" officeooo:rsid="000befa5"/>
    </style:style>
    <style:style style:name="T26" style:family="text">
      <style:text-properties officeooo:rsid="000abc0a"/>
    </style:style>
    <style:style style:name="T27" style:family="text">
      <style:text-properties officeooo:rsid="000bbfac"/>
    </style:style>
    <style:style style:name="T28" style:family="text">
      <style:text-properties officeooo:rsid="000befa5"/>
    </style:style>
    <style:style style:name="T29" style:family="text">
      <style:text-properties officeooo:rsid="000d5286"/>
    </style:style>
    <style:style style:name="T30" style:family="text">
      <style:text-properties officeooo:rsid="000fcb8a"/>
    </style:style>
    <style:style style:name="T31" style:family="text">
      <style:text-properties officeooo:rsid="0010ab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Part I: Contributions to Research and Development</text:p>
      <text:p text:style-name="P12">b) Articles submitted to refereed journals</text:p>
      <text:p text:style-name="P17"><text:span text:style-name="T18">- Segalowitz, S. J., </text:span><text:span text:style-name="T19">Sternin, A.</text:span><text:span text:style-name="T18">, Lewis, T. L., Dywan, J., &amp; Maurer, D. <text:s/>(2015). </text:span><text:span text:style-name="T20">Electrophysiological Evidence of Altered Visual Processing in Adults who Experienced Visual Deprivation During Infancy.</text:span></text:p>
      <text:p text:style-name="P9">Submitted to Neuropsychologia: NSY-D-15-00682. <text:span text:style-name="T13">(Undergraduate work, ~20 pages)</text:span></text:p>
      <text:p text:style-name="P7"/>
      <text:p text:style-name="P3">c) Other refereed contributions</text:p>
      <text:p text:style-name="P4">papers in refereed conference proceedings</text:p>
      <text:p text:style-name="P2"><text:span text:style-name="T6">- </text:span>Stober, S., <text:span text:style-name="T6">Sternin, A.</text:span>, Owen, A.M., Grahn, J.A. (2015). Towards Music Imagery Information Retrieval: Introducing the OpenMIIR Dataset of EEG Recordings from Music Perception and Imagination. <text:span text:style-name="T7">Proceedings of the 16</text:span><text:span text:style-name="T1">th</text:span><text:span text:style-name="T7"> International Society for Music Information Retrieval Conference. Malaga, Spain.</text:span> (Master's work)</text:p>
      <text:p text:style-name="P2"><text:span text:style-name="T6">- Sternin, A.</text:span>, Stober, S., Owen, A.M., Grahn, J.A. (2015). Tempo Estimation from the EEG signal during perception and imagination of music. <text:span text:style-name="T7">Proceedings of the 1</text:span><text:span text:style-name="T1">st</text:span><text:span text:style-name="T7"> International Workshop on Brain-Computer Music Interfacing. Plymouth, UK. </text:span>(Master's work)</text:p>
      <text:p text:style-name="P4">oral presentations</text:p>
      <text:p text:style-name="P5"><text:span text:style-name="T9">-</text:span><text:span text:style-name="T12"> Stober, S.*, </text:span><text:span text:style-name="T9">Sternin, A.,</text:span><text:span text:style-name="T12"> Owen, A.M., Grahn, J.A. (2015). Similarity and feature learning for EEG recordings of music perception and imagination. </text:span><text:span text:style-name="T8">Fifth Annual Cognitive Based Music Informatics Research</text:span><text:span text:style-name="T5"> – </text:span><text:span text:style-name="T8">Provincial</text:span><text:span text:style-name="T5">.</text:span> <text:span text:style-name="T5">(Master's Work) – </text:span><text:span text:style-name="T11">Awarded the Best Paper Award</text:span></text:p>
      <text:p text:style-name="P6"><text:span text:style-name="T10">- Sternin, A.*</text:span><text:span text:style-name="T9">, Stober, S., Owen, A.M., Grahn, J.A. (2015). Tempo Estimation from the EEG signal during perception and imagination of music.</text:span><text:span text:style-name="T11"> First International Workshop on Brain-Computer Music Interfacing</text:span><text:span text:style-name="T9"> – </text:span><text:span text:style-name="T11">International. </text:span><text:span text:style-name="T9">(Master's Work)</text:span></text:p>
      <text:p text:style-name="P4">poster presentations</text:p>
      <text:p text:style-name="P6"><text:span text:style-name="T10">- Sternin, A.*</text:span><text:span text:style-name="T9">, Stober, S., Owen, A.M., Grahn, J.A. (2015). Classifying perception and imagination of rhythms and speech from EEG. </text:span><text:span text:style-name="T11">Inaugural Brain and Mind Symposium </text:span><text:span text:style-name="T9">– </text:span><text:span text:style-name="T11">Institutional.</text:span><text:span text:style-name="T9"> (Master's Work)</text:span></text:p>
      <text:p text:style-name="P6"><text:span text:style-name="T10">- Sternin, A.*</text:span><text:span text:style-name="T9">, Stober, S., Owen, A.M., Grahn, J.A. (2015). Classifying Perception and Imagination of Music from EEG. </text:span><text:span text:style-name="T11">Society for Music Perception and Cognition 2015 </text:span><text:span text:style-name="T9">– </text:span><text:span text:style-name="T11">International.</text:span><text:span text:style-name="T9"> (Master's Work)</text:span></text:p>
      <text:p text:style-name="P6"><text:span text:style-name="T10">- Sternin, A.*, </text:span><text:span text:style-name="T9">Segalowitz, S. J., Lewis, T. L., Dywan, J., &amp; Maurer, D. (2014). Electrophysiological evidence of altered visual processing in adults with blocked pattern vision during infancy. </text:span><text:span text:style-name="T11">Society for Psychophysiological Research (SPR) 54</text:span><text:span text:style-name="T2">th</text:span><text:span text:style-name="T11"> annual meeting – International. </text:span><text:span text:style-name="T9">(Undergraduate Work)</text:span></text:p>
      <text:p text:style-name="P6"><text:span text:style-name="T10">- Sternin, A.*, </text:span><text:span text:style-name="T9">Segalowitz, S. J., Lewis, T. L., Dywan, J., &amp; Maurer, D. (2014). Electrophysiological evidence of altered visual processing in adults with blocked pattern vision during infancy. </text:span><text:span text:style-name="T11">Compute Ontario Research Day 2014 – Regional. </text:span><text:span text:style-name="T9">(Undergraduate Work)</text:span></text:p>
      <text:p text:style-name="P14"/>
      <text:p text:style-name="P12">d) Non-refereed contributions</text:p>
      <text:p text:style-name="P10">posters</text:p>
      <text:p text:style-name="P11"><text:span text:style-name="T6">- Sternin, A.*</text:span>, Stober, S., Owen, A.M., Grahn, J.A. (2015). Differentiating Music Perception and Imagination Using EEG-processing.<text:span text:style-name="T7"> Lake Ontario Visionary Establishment 44</text:span><text:span text:style-name="T1">th</text:span><text:span text:style-name="T7"> Annual Conference –</text:span> <text:span text:style-name="T7">Provincial.</text:span> (Master's Work)</text:p>
      <text:p text:style-name="P11"><text:span text:style-name="T6">- Sternin, A.*, </text:span>Segalowitz, S. J., Lewis, T. L., Dywan, J., &amp; Maurer, D. (2014). Electrophysiological evidence of altered visual processing in adults with blocked pattern vision during infancy. <text:span text:style-name="T7">Southern Ontario Neuroscience Association</text:span> – <text:span text:style-name="T7">Provincial.</text:span> (Undergraduate Work).</text:p>
      <text:p text:style-name="P15"/>
      <text:p text:style-name="P13">Part II: Most significant contributions to research and development</text:p>
      <text:p text:style-name="P19">In June 2015 I was sent as the sole representative of my lab to present at the first international workshop on brain-computer <text:span text:style-name="T26">music </text:span>interfacing (BCMI 2015). My presentation was an overview of the work completed during the first year of my Master's. In the past, classification of brain states using EEG has been done by investigating frequency band modulation. We were able <text:span text:style-name="T28">to create a</text:span> novel <text:span text:style-name="T22">analysis approac</text:span>h. Using autocorrelations on event-related potentials we <text:span text:style-name="T21">were able to estimate the</text:span> tempo of the perceived or imagined music. <text:span text:style-name="T26">I presented this novel approach a</text:span>t BCMI 2015 <text:span text:style-name="T26">and it</text:span> was met with excitement. <text:span text:style-name="T26">F</text:span>uture collaborations have been made possible as a direct result.</text:p>
      <text:p text:style-name="P19"><text:soft-page-break/>I was awarded a NSERC undergraduate student research award in 2013. Before I arrived in the lab data was collected from a group of adults born with bilateral cataracts <text:span text:style-name="T28">but</text:span> who were fitted with corrective lenses before their first birthdays. These patients participated in a series of EEG experiments that explored whether the early visual deprivation had affected the organization of their visual system. We found that although these patients were performing at normal levels on visual behavioural tasks their EEG results showed they processed the stimuli differently than controls. I first wrote up these results as my undergraduate thesis and then as a manuscript. Due to the specificity of this experiment the paper (<text:span text:style-name="T7">Electrophysiological Evidence of Altered Visual Processing in Adults who Experienced Visual Deprivation During Infancy</text:span>) was submitted to Neuropsychologia. </text:p>
      <text:p text:style-name="P16"/>
      <text:p text:style-name="P21"><text:span text:style-name="T17">Together with Dr. Sebastian Stober I submitted a paper to the </text:span><text:span text:style-name="T14">16</text:span><text:span text:style-name="T4">th</text:span><text:span text:style-name="T14"> International Society for Music Information Retrieval Conference. This paper introduces our </text:span><text:span text:style-name="T15">music perception and imagination data as the OpenMIIR</text:span><text:span text:style-name="T14"> dataset and is part of a growing trend in research to make raw data and analyses </text:span><text:span text:style-name="T16">publicly </text:span><text:span text:style-name="T14">available</text:span><text:span text:style-name="T16">.</text:span></text:p>
      <text:p text:style-name="P13">Part III: Applicant's statement </text:p>
      <text:p text:style-name="P13">Research Experience</text:p>
      <text:p text:style-name="P18">In 2011 I began volunteering <text:span text:style-name="T27">at</text:span> Brock University <text:span text:style-name="T27">with</text:span> Dr. Sid Segalowitz. <text:span text:style-name="T26">I </text:span>design<text:span text:style-name="T26">ed</text:span> and debugg<text:span text:style-name="T26">ed</text:span> an automated EEG processing program that is now used in all of the lab's analysis procedures. In the process I became comfortable programming in MATLAB, Octave and EEGLab which are widely used for EEG analyses. I <text:span text:style-name="T26">then</text:span> completed my honours degree with Dr. Segalowitz. The research experience of <text:span text:style-name="T27">completing a project</text:span> taught me to use various statistical techniques and gave me the experience of running multiple analyses t<text:span text:style-name="T26">o ensure all of the information in the data is extracted</text:span>. <text:span text:style-name="T31">While working in</text:span> <text:span text:style-name="T26">the</text:span> lab I assisted with <text:span text:style-name="T26">EEG </text:span>data collection and <text:span text:style-name="T26">when</text:span> I graduated I was comfortable using a BioSemi EEG system on my own.</text:p>
      <text:p text:style-name="P22">In 2014 I began a Master's degree at the University of Western Ontario. I worked with a post-doctoral fellow to design <text:span text:style-name="T27">an</text:span> experiment to address the exploratory nature of our research question. I've learned about the complications that arise when testing human subjects – from writing ethics proposals to dealing with issues during testing sessions. As this was an exploratory study we needed to be creative in <text:span text:style-name="T26">our</text:span> analysis of the data. By working with other students, post-doctoral fellows and senior researchers I have learned many techniques for approaching a novel research question. We have already submitted preliminary results <text:span text:style-name="T26">as</text:span> short paper<text:span text:style-name="T26">s</text:span> to conferences in the past year. The experience o<text:span text:style-name="T27">f writing the short papers h</text:span>as taught me to frame my research for different audiences <text:span text:style-name="T27">and </text:span>how to <text:span text:style-name="T27">write</text:span> <text:span text:style-name="T27">to a deadline</text:span></text:p>
      <text:p text:style-name="P15"/>
      <text:p text:style-name="P13">Relevant Activities</text:p>
      <text:p text:style-name="P23"><text:span text:style-name="T28">As an undergraduate student </text:span>at Brock University I started and was president of a student club for three years. We ran social <text:span text:style-name="T28">and educational </text:span>events for Jewish students <text:span text:style-name="T28">and the larger </text:span>campus community. During that time we <text:span text:style-name="T26">were awarded </text:span>Best New Club of the Year <text:span text:style-name="T26">and </text:span>Best Event of the Year. In my final year at Brock I was a representative on the <text:span text:style-name="T29">U</text:span>niversity Senate and sat on the Student Appeals Committee. In <text:span text:style-name="T21">t</text:span>hese roles <text:span text:style-name="T26">I brought the</text:span> student's perspective to the issues being discussed. I was also a member of the Student Union Academic Affairs Committee and <text:span text:style-name="T29">helped</text:span> organize the university's first student run teaching awards. </text:p>
      <text:p text:style-name="P24"><text:span text:style-name="T21">A</text:span>t the University of Western Ontario I <text:span text:style-name="T26">am also involved</text:span> in the campus community. I was a teaching assistant in a second year psychology research methods course <text:span text:style-name="T28">r</text:span>esponsible for teaching a group of 30 students every week about statistics and experimental design. I<text:span text:style-name="T27">n April 2015 I</text:span> was nominated by one of my students for a teaching award. At the end of the year I was a member of the Graduate Teaching Awards Committee run <text:span text:style-name="T27">by the</text:span> Society of Graduate Studies. </text:p>
      <text:p text:style-name="P24"><text:span text:style-name="T27">D</text:span>ue to the interest generated by <text:span text:style-name="T27">my</text:span> talk <text:span text:style-name="T27">at BCMI 2015</text:span> I was interviewed for a German online science blog associated with the newspaper Zeit. I was also a member of the Program Support Team for the Society for Music Perception and Cognition conference <text:span text:style-name="T30">(</text:span>August 2015, <text:span text:style-name="T21">Nashville, TN).</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master-page-name="">
      <style:paragraph-properties fo:margin-top="0in" fo:margin-bottom="0.1965in" loext:contextual-spacing="false" style:page-number="auto" style:border-line-width-bottom="0.0161in 0.0161in 0.0161in" fo:padding="0in" fo:border-left="none" fo:border-right="none" fo:border-top="none" fo:border-bottom="3.46pt double #000000" style:shadow="none" text:number-lines="false" text:line-number="0" style:join-border="false"/>
      <style:text-properties fo:font-size="12pt" style:font-size-asian="6pt" style:font-size-complex="6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size="12pt" style:font-size-asian="12pt" style:font-size-complex="12pt"/>
    </style:style>
    <style:page-layout style:name="Mpm1">
      <style:page-layout-properties fo:page-width="8.5in" fo:page-height="11in" style:num-format="1" style:print-orientation="portrait" fo:margin-top="0.4402in" fo:margin-bottom="0.75in" fo:margin-left="0.75in" fo:margin-right="0.75in" style:shadow="none"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Avital Sternin PIN: 396802 <text:s text:c="6"/><text:page-number text:select-page="current">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4-08T16:25:44.18</meta:creation-date>
    <meta:generator>LibreOffice/4.3.0.4$MacOSX_X86_64 LibreOffice_project/62ad5818884a2fc2e5780dd45466868d41009ec0</meta:generator>
    <dc:date>2015-09-28T15:38:24.538152000</dc:date>
    <meta:editing-duration>P3DT11H7M36S</meta:editing-duration>
    <meta:editing-cycles>140</meta:editing-cycles>
    <meta:printed-by>Avital Sternin</meta:printed-by>
    <meta:print-date>2011-12-05T19:45:16</meta:print-date>
    <meta:document-statistic meta:table-count="0" meta:image-count="0" meta:object-count="0" meta:page-count="2" meta:paragraph-count="33" meta:word-count="1209" meta:character-count="7950" meta:non-whitespace-character-count="6753"/>
  </office:meta>
</office:document-meta>
</file>